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/>
    </style:style>
    <style:style style:name="gr2" style:family="graphic" style:parent-style-name="objectwithoutfill">
      <style:graphic-properties draw:marker-end="Arrowheads_20_3" draw:marker-end-width="0.3cm" draw:fill="none" draw:textarea-vertical-align="middle"/>
    </style:style>
    <style:style style:name="gr3" style:family="graphic" style:parent-style-name="objectwithoutfill">
      <style:graphic-properties draw:marker-end="Arrowheads_20_4" draw:marker-end-width="0.3cm" draw:fill="none" draw:textarea-vertical-align="botto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69cm" fo:min-width="5.346cm" fo:wrap-option="wrap"/>
      <style:paragraph-properties style:writing-mode="lr-tb"/>
    </style:style>
    <style:style style:name="gr5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15" draw:marker-end-width="0.3cm" draw:fill="none" draw:textarea-vertical-align="middle"/>
    </style:style>
    <style:style style:name="gr7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8" draw:marker-end-width="0.3cm" draw:fill="none" draw:textarea-vertical-align="middle"/>
    </style:style>
    <style:style style:name="gr10" style:family="graphic" style:parent-style-name="objectwithoutfill">
      <style:graphic-properties draw:marker-end="Arrowheads_20_19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22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4.513cm" fo:min-width="4.898cm" fo:wrap-option="wrap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4.831cm" fo:min-width="3.292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3.402cm" fo:min-width="3.3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608cm" fo:min-width="4.58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3.243cm" fo:min-width="3.31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608cm" fo:min-width="4.262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3.242cm" fo:min-width="5.533cm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1.973cm" fo:min-width="2.841cm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3.878cm" fo:min-width="2.72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318cm" fo:min-width="3.224cm"/>
      <style:paragraph-properties style:writing-mode="lr-tb"/>
    </style:style>
    <style:style style:name="gr23" style:family="graphic" style:parent-style-name="objectwithoutfill">
      <style:graphic-properties draw:marker-end="Arrowheads_20_23" draw:marker-end-width="0.3cm" draw:fill="none" draw:textarea-vertical-align="botto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4.195cm" fo:min-width="5.532cm"/>
      <style:paragraph-properties style:writing-mode="lr-tb"/>
    </style:style>
    <style:style style:name="gr25" style:family="graphic" style:parent-style-name="objectwithoutfill">
      <style:graphic-properties draw:marker-end="Arrowheads_20_24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1.974cm" fo:min-width="3.049cm"/>
      <style:paragraph-properties style:writing-mode="lr-tb"/>
    </style:style>
    <style:style style:name="gr27" style:family="graphic" style:parent-style-name="objectwithoutfill">
      <style:graphic-properties draw:marker-end="Arrowheads_20_25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.318cm" fo:min-width="4.37cm"/>
      <style:paragraph-properties style:writing-mode="lr-tb"/>
    </style:style>
    <style:style style:name="gr29" style:family="graphic" style:parent-style-name="objectwithoutfill">
      <style:graphic-properties draw:marker-end="Arrowheads_20_26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en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38.813cm" svg:y1="6.715cm" svg:x2="38.783cm" svg:y2="7.985cm" draw:start-shape="id1" draw:start-glue-point="2" draw:end-shape="id2" draw:end-glue-point="4" svg:d="M38813 6715v635h-30v635" svg:viewBox="0 0 31 1271">
          <text:p/>
        </draw:connector>
        <draw:connector draw:style-name="gr2" draw:text-style-name="P1" draw:layer="layout" draw:type="line" svg:x1="38.783cm" svg:y1="13.065cm" svg:x2="38.814cm" svg:y2="14.613cm" draw:start-shape="id2" draw:start-glue-point="6" draw:end-shape="id3" draw:end-glue-point="4" svg:d="M38783 13065l31 1548" svg:viewBox="0 0 32 1549">
          <text:p/>
        </draw:connector>
        <draw:connector draw:style-name="gr3" draw:text-style-name="P1" draw:layer="layout" draw:type="line" svg:x1="38.814cm" svg:y1="18.74cm" svg:x2="38.813cm" svg:y2="21.003cm" draw:start-shape="id3" draw:start-glue-point="6" draw:end-shape="id4" draw:end-glue-point="4" svg:d="M38814 18740l-1 2263" svg:viewBox="0 0 2 2264">
          <text:p text:style-name="P2"/>
          <text:p text:style-name="P2"/>
        </draw:connector>
        <draw:custom-shape draw:style-name="gr4" draw:text-style-name="P2" xml:id="id1" draw:id="id1" draw:layer="layout" svg:width="6.032cm" svg:height="1.905cm" svg:x="35.797cm" svg:y="4.81cm">
          <text:p text:style-name="P2">User submits 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35.003cm" svg:y1="24.655cm" svg:x2="30.845cm" svg:y2="25.448cm" draw:start-shape="id4" draw:start-glue-point="5" draw:end-shape="id5" draw:end-glue-point="4" svg:d="M35003 24655h-4158v793" svg:viewBox="0 0 4159 794">
          <text:p text:style-name="P2">Yes</text:p>
        </draw:connector>
        <draw:connector draw:style-name="gr6" draw:text-style-name="P1" draw:layer="layout" svg:x1="30.845cm" svg:y1="28.306cm" svg:x2="38.783cm" svg:y2="30.529cm" draw:start-shape="id5" draw:start-glue-point="6" draw:end-shape="id6" draw:end-glue-point="4" svg:d="M30845 28306v1112h7938v1111" svg:viewBox="0 0 7939 2224">
          <text:p/>
        </draw:connector>
        <draw:connector draw:style-name="gr7" draw:text-style-name="P4" draw:layer="layout" svg:x1="42.623cm" svg:y1="24.655cm" svg:x2="38.783cm" svg:y2="30.529cm" draw:start-shape="id4" draw:start-glue-point="7" draw:end-shape="id6" draw:end-glue-point="4" svg:d="M42623 24655h502v4762h-4342v1112" svg:viewBox="0 0 4343 5875">
          <text:p text:style-name="P3">No</text:p>
        </draw:connector>
        <draw:connector draw:style-name="gr8" draw:text-style-name="P1" draw:layer="layout" svg:x1="34.973cm" svg:y1="34.022cm" svg:x2="32.909cm" svg:y2="34.974cm" draw:start-shape="id6" draw:start-glue-point="5" draw:end-shape="id7" draw:end-glue-point="4" svg:d="M34973 34022h-2064v952" svg:viewBox="0 0 2065 953">
          <text:p text:style-name="P2">Yes</text:p>
        </draw:connector>
        <draw:connector draw:style-name="gr9" draw:text-style-name="P1" draw:layer="layout" draw:line-skew="-0.002cm" svg:x1="32.909cm" svg:y1="37.832cm" svg:x2="38.942cm" svg:y2="40.372cm" draw:start-shape="id7" draw:start-glue-point="6" draw:end-shape="id8" draw:end-glue-point="4" svg:d="M32909 37832v1269h6033v1271" svg:viewBox="0 0 6034 2541">
          <text:p/>
        </draw:connector>
        <draw:connector draw:style-name="gr10" draw:text-style-name="P1" draw:layer="layout" draw:line-skew="0cm 0.158cm" svg:x1="42.593cm" svg:y1="34.022cm" svg:x2="38.942cm" svg:y2="40.372cm" draw:start-shape="id6" draw:start-glue-point="7" draw:end-shape="id8" draw:end-glue-point="4" svg:d="M42593 34022h502v5079h-4153v1271" svg:viewBox="0 0 4154 6351">
          <text:p text:style-name="P3">No</text:p>
        </draw:connector>
        <draw:connector draw:style-name="gr11" draw:text-style-name="P1" draw:layer="layout" svg:x1="35.925cm" svg:y1="42.118cm" svg:x2="38.941cm" svg:y2="47.039cm" draw:start-shape="id8" draw:start-glue-point="5" draw:end-shape="id9" draw:end-glue-point="0" svg:d="M35925 42118h-502v3334h3518v1587" svg:viewBox="0 0 3519 4922">
          <text:p text:style-name="P2">Success</text:p>
        </draw:connector>
        <draw:connector draw:style-name="gr12" draw:text-style-name="P1" draw:layer="layout" svg:x1="51.165cm" svg:y1="42.117cm" svg:x2="52.753cm" svg:y2="42.117cm" draw:start-shape="id10" draw:start-glue-point="7" draw:end-shape="id11" draw:end-glue-point="5" svg:d="M51165 42117h1588" svg:viewBox="0 0 1589 1">
          <text:p/>
        </draw:connector>
        <draw:custom-shape draw:style-name="gr13" draw:text-style-name="P2" xml:id="id9" draw:id="id9" draw:layer="layout" svg:width="5.398cm" svg:height="4.763cm" svg:x="36.242cm" svg:y="47.039cm">
          <text:p text:style-name="P2">Get a line from the file (one at a time, delimited by newlines)</text:p>
          <draw:enhanced-geometry svg:viewBox="0 0 21600 21600" draw:type="rectangle" draw:enhanced-path="M 0 0 L 21600 0 21600 21600 0 21600 0 0 Z N"/>
        </draw:custom-shape>
        <draw:custom-shape draw:style-name="gr14" draw:text-style-name="P5" xml:id="id2" draw:id="id2" draw:layer="layout" svg:width="6.35cm" svg:height="5.08cm" svg:x="35.608cm" svg:y="7.985cm">
          <text:p text:style-name="P5">Check options, set variables, initialization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5" draw:text-style-name="P5" xml:id="id4" draw:id="id4" draw:layer="layout" svg:width="7.62cm" svg:height="7.303cm" svg:x="35.003cm" svg:y="21.003cm">
          <text:p text:style-name="P5">Check user input for range delimiter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2" xml:id="id5" draw:id="id5" draw:layer="layout" svg:width="5.08cm" svg:height="2.858cm" svg:x="28.305cm" svg:y="25.448cm">
          <text:p text:style-name="P2">Expand</text:p>
          <text:p text:style-name="P2">rang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5" xml:id="id6" draw:id="id6" draw:layer="layout" svg:width="7.62cm" svg:height="6.985cm" svg:x="34.973cm" svg:y="30.529cm">
          <text:p text:style-name="P5">Check for abbreviated book name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2" xml:id="id7" draw:id="id7" draw:layer="layout" svg:width="4.762cm" svg:height="2.858cm" svg:x="30.528cm" svg:y="34.974cm">
          <text:p text:style-name="P2">Expand book nam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5" xml:id="id8" draw:id="id8" draw:layer="layout" svg:width="6.033cm" svg:height="3.492cm" svg:x="35.925cm" svg:y="40.372cm">
          <text:p text:style-name="P5">Open file (that will be searche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5" xml:id="id10" draw:id="id10" draw:layer="layout" svg:width="5.08cm" svg:height="2.222cm" svg:x="46.085cm" svg:y="41.006cm">
          <text:p text:style-name="P5">Error messag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1" draw:text-style-name="P5" xml:id="id3" draw:id="id3" draw:layer="layout" svg:width="5.397cm" svg:height="4.127cm" svg:x="36.115cm" svg:y="14.613cm">
          <text:p text:style-name="P5">Wrangle</text:p>
          <text:p text:style-name="P5">user inpu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2" draw:text-style-name="P2" xml:id="id11" draw:id="id11" draw:layer="layout" svg:width="4.128cm" svg:height="2.222cm" svg:x="52.753cm" svg:y="41.006cm">
          <text:p text:style-name="P2">Exi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3" draw:text-style-name="P1" draw:layer="layout" draw:type="line" svg:x1="41.958cm" svg:y1="42.118cm" svg:x2="46.085cm" svg:y2="42.117cm" draw:start-shape="id8" draw:start-glue-point="7" draw:end-shape="id10" draw:end-glue-point="5" svg:d="M41958 42118l4127-1" svg:viewBox="0 0 4128 2">
          <text:p text:style-name="P2">Failure</text:p>
        </draw:connector>
        <draw:custom-shape draw:style-name="gr24" draw:text-style-name="P2" xml:id="id12" draw:id="id12" draw:layer="layout" svg:width="6.032cm" svg:height="4.445cm" svg:x="35.926cm" svg:y="53.388cm">
          <text:p text:style-name="P2">Check each line from the file, dependent on options, if it contains the search criteri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1" draw:layer="layout" draw:type="line" svg:x1="38.941cm" svg:y1="51.802cm" svg:x2="38.942cm" svg:y2="53.388cm" draw:start-shape="id9" draw:start-glue-point="2" draw:end-shape="id12" draw:end-glue-point="4" svg:d="M38941 51802l1 1586" svg:viewBox="0 0 2 1587">
          <text:p/>
        </draw:connector>
        <draw:custom-shape draw:style-name="gr26" draw:text-style-name="P2" xml:id="id13" draw:id="id13" draw:layer="layout" svg:width="5.397cm" svg:height="2.223cm" svg:x="36.243cm" svg:y="59.738cm">
          <text:p text:style-name="P2">Output results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7" draw:text-style-name="P1" draw:layer="layout" draw:type="line" svg:x1="38.942cm" svg:y1="57.833cm" svg:x2="38.942cm" svg:y2="59.738cm" draw:start-shape="id12" draw:start-glue-point="6" draw:end-shape="id13" draw:end-glue-point="4" svg:d="M38942 57833v1905" svg:viewBox="0 0 1 1906">
          <text:p/>
        </draw:connector>
        <draw:custom-shape draw:style-name="gr28" draw:text-style-name="P2" xml:id="id14" draw:id="id14" draw:layer="layout" svg:width="5.398cm" svg:height="2.222cm" svg:x="36.242cm" svg:y="64.183cm">
          <text:p text:style-name="P2">Exi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9" draw:text-style-name="P1" draw:layer="layout" draw:type="line" svg:x1="38.942cm" svg:y1="61.961cm" svg:x2="38.941cm" svg:y2="64.183cm" draw:start-shape="id13" draw:start-glue-point="6" draw:end-shape="id14" draw:end-glue-point="4" svg:d="M38942 61961l-1 2222" svg:viewBox="0 0 2 222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08:54:28.673848333</meta:creation-date>
    <meta:generator>LibreOffice/7.4.1.2$Linux_X86_64 LibreOffice_project/40$Build-2</meta:generator>
    <dc:date>2022-11-16T10:28:22.711121031</dc:date>
    <meta:editing-duration>PT1H33M46S</meta:editing-duration>
    <meta:editing-cycles>15</meta:editing-cycles>
    <meta:document-statistic meta:object-count="29"/>
  </office:meta>
</office:document-meta>
</file>